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TablePreview1.svm" manifest:media-type="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1" svg:font-family="'Calibri Light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02cm" fo:min-width="4.522cm"/>
    </style:style>
    <style:style style:name="gr13" style:family="graphic" style:parent-style-name="objectwithoutfill">
      <style:graphic-properties svg:stroke-color="#3465a4" draw:marker-end="Arrow" draw:fill="solid" draw:textarea-vertical-align="middle"/>
    </style:style>
    <style:style style:name="gr14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15" style:family="graphic" style:parent-style-name="objectwithoutfill">
      <style:graphic-properties svg:stroke-color="#3465a4" draw:marker-end="Circl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7" style:family="graphic" style:parent-style-name="standard">
      <style:graphic-properties draw:stroke="dash" draw:stroke-dash="Fine_20_Dashed" svg:stroke-color="#3465a4" draw:marker-start="Symmetric_20_Arrow" draw:marker-end="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21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41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296cm" fo:min-width="2.1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30" style:family="graphic" style:parent-style-name="objectwithoutfill">
      <style:graphic-properties draw:marker-end="Arrow" draw:fill="solid" draw:textarea-vertical-align="middle"/>
    </style:style>
    <style:style style:name="gr31" style:family="graphic" style:parent-style-name="objectwithoutfill">
      <style:graphic-properties draw:marker-start="Arrow" draw:marker-end="" draw:fill="solid" draw:textarea-vertical-align="middle"/>
    </style:style>
    <style:style style:name="gr32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Fine_20_Dashed" draw:fill="solid" draw:textarea-vertical-align="middle"/>
    </style:style>
    <style:style style:name="gr3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35" style:family="graphic" style:parent-style-name="standard">
      <style:graphic-properties draw:stroke="dash" draw:stroke-dash="Fine_20_Dashe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28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3.681cm"/>
    </style:style>
    <style:style style:name="co1" style:family="table-column">
      <style:table-column-properties style:column-width="1.783cm" style:use-optimal-column-width="false"/>
    </style:style>
    <style:style style:name="co2" style:family="table-column">
      <style:table-column-properties style:column-width="1.778cm" style:use-optimal-column-width="false"/>
    </style:style>
    <style:style style:name="co3" style:family="table-column">
      <style:table-column-properties style:column-width="1.779cm" style:use-optimal-column-width="false"/>
    </style:style>
    <style:style style:name="ro1" style:family="table-row">
      <style:table-row-properties style:row-height="1.074cm"/>
    </style:style>
    <style:style style:name="ce1" style:family="table-cell">
      <loext:graphic-properties draw:fill-color="#2a6099"/>
      <style:text-properties fo:font-size="18pt" fo:font-weight="bold" style:font-size-asian="18pt" style:font-size-complex="18pt"/>
    </style:style>
    <style:style style:name="ce2" style:family="table-cell">
      <loext:graphic-properties draw:fill-color="#2a6099"/>
      <style:text-properties fo:font-size="12pt" fo:font-weight="bold" style:font-size-asian="18pt" style:font-size-complex="18pt"/>
    </style:style>
    <style:style style:name="ce3" style:family="table-cell">
      <loext:graphic-properties draw:fill-color="#ffbf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text-properties fo:font-size="18pt" fo:font-weight="bold" style:font-size-asian="18pt" style:font-size-complex="18pt"/>
    </style:style>
    <style:style style:name="P21" style:family="paragraph">
      <style:text-properties fo:font-size="12pt" style:font-size-asian="18pt" style:font-size-complex="18pt"/>
    </style:style>
    <style:style style:name="P22" style:family="paragraph">
      <loext:graphic-properties draw:fill="none" draw:fill-color="#ffffff"/>
      <style:text-properties fo:font-size="10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font-size="8pt" style:font-size-asian="18pt" style:font-size-complex="18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  <style:text-properties fo:font-size="24pt" style:font-size-asian="18pt" style:font-size-complex="18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text-properties fo:color="#000000" style:font-name="Calibri3" fo:font-size="18pt" style:font-name-asian="Calibri3" style:font-size-asian="18pt" style:font-name-complex="Calibri3" style:font-size-complex="18pt"/>
    </style:style>
    <style:style style:name="P30" style:family="paragraph">
      <loext:graphic-properties draw:fill="none" draw:fill-color="#ffffff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Calibri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Calibri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7" style:family="text">
      <style:text-properties fo:font-size="12pt" fo:font-weight="bold" style:font-size-asian="18pt" style:font-size-complex="18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size-complex="28pt" style:font-style-complex="normal"/>
    </style:style>
    <style:style style:name="T20" style:family="text">
      <style:text-properties fo:font-size="10pt" style:font-size-asian="18pt" style:font-size-complex="18pt"/>
    </style:style>
    <style:style style:name="T21" style:family="text">
      <style:text-properties fo:font-variant="normal" fo:text-transform="none" style:text-line-through-style="none" style:text-line-through-type="none" style:font-name="Arial3" fo:font-size="8pt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super 58%" style:font-name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Calibri3" fo:font-size="18pt" style:letter-kerning="true" style:font-name-asian="Calibri3" style:font-size-asian="18pt" style:font-name-complex="Calibri3" style:font-size-complex="18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b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position="sub 58%" style:font-name="Calibri3" fo:font-size="18pt" style:letter-kerning="true" style:font-name-asian="Calibri3" style:font-size-asian="18pt" style:font-name-complex="Calibri3" style:font-size-complex="18pt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3" fo:font-size="18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alibri3" fo:font-size="14pt" fo:font-style="normal" fo:text-shadow="none" style:text-underline-style="none" fo:font-weight="normal" style:letter-kerning="true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6" style:family="text">
      <style:text-properties style:font-name="Arial2" fo:font-size="18pt" style:font-size-asian="18pt" style:font-size-complex="1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font-name="Arial3" fo:font-size="14pt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einen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s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Quantenobjekte paarweise erzeugt worden, sind verschränkt zB Kristalle spaltet Photon einer Energie in zwei Photonen niedriger Energie auf</text:span></text:p>
                  </text:list-item>
                  <text:list-item>
                    <text:p text:style-name="P13"><text:span text:style-name="T2">Getrennte Objekte haben eine Auswirkung aufeinander, ohn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773cm" svg:x="11.182cm" svg:y="5.689cm">
              <text:p text:style-name="P16"><text:span text:style-name="T9">&lt;=&gt; |0&gt;</text:span><text:span text:style-name="T9"><text:line-break/></text:span><text:span text:style-name="T9">Spin 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2.535cm" svg:x="23.101cm" svg:y="5.745cm">
              <text:p text:style-name="P16"><text:span text:style-name="T9">&lt;=&gt; |1&gt;</text:span><text:span text:style-name="T9"><text:line-break/></text:span><text:span text:style-name="T9">Spin dow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" draw:style-name="gr5" draw:text-style-name="P17" draw:layer="layout" svg:width="6.595cm" svg:height="1.013cm" svg:x="11.626cm" svg:y="10.6cm">
          <text:p text:style-name="P16"><text:span text:style-name="T9">&lt;=&gt; |0&gt; + |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5" draw:text-style-name="P17" draw:layer="layout" svg:width="4.757cm" svg:height="1.013cm" svg:x="4.97cm" svg:y="10.6cm">
          <text:p text:style-name="P16"><text:span text:style-name="T9">Superposi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9" draw:style-name="gr6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6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56" draw:style-name="gr7" draw:text-style-name="P14" draw:layer="layout" svg:width="1.079cm" svg:height="1.138cm" draw:transform="rotate (-0.699178898348929) translate (10.479cm 10.7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9.6cm" svg:y1="12.2cm" svg:x2="11.8cm" svg:y2="10.4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6" draw:text-style-name="P5" draw:layer="layout" svg:width="25.065cm" svg:height="1.773cm" svg:x="3.916cm" svg:y="14.942cm">
          <text:p text:style-name="P16"><text:span text:style-name="T10">Es gibt nach der Messung eine gewisse Wahrscheinlichkeit, dass der Zustand 7 oder 6 sein wird.</text:span><text:span text:style-name="T10"><text:line-break/></text:span><text:span text:style-name="T10">mit 4 Bits kann einer von 2</text:span><text:span text:style-name="T11">4</text:span><text:span text:style-name="T10"> Zuständen dargstellt werden, Qbits können alle </text:span><text:span text:style-name="T9">2</text:span><text:span text:style-name="T12">4 </text:span><text:span text:style-name="T9">Zustände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6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9">
          <draw:custom-shape draw:name="Ellipse 30" draw:style-name="gr7" draw:text-style-name="P14" draw:layer="layout" svg:width="1.079cm" svg:height="1.138cm" svg:x="13.605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1" draw:style-name="gr9" draw:text-style-name="P15" draw:layer="layout" svg:width="0.001cm" svg:height="2.802cm" svg:x="14.159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20" draw:style-name="gr5" draw:text-style-name="P17" draw:layer="layout" svg:width="10.83cm" svg:height="1.013cm" svg:x="19.117cm" svg:y="11.243cm">
          <text:p text:style-name="P16"><text:span text:style-name="T9">&lt;=&gt; |1011&gt; <text:s/>+ |1010&gt; &lt;=&gt; |7&gt; + |6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Ellipse 28" draw:style-name="gr7" draw:text-style-name="P14" draw:layer="layout" svg:width="1.079cm" svg:height="1.138cm" draw:transform="rotate (-3.14159265358979) translate (16.094cm 12.3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9" draw:style-name="gr9" draw:text-style-name="P15" draw:layer="layout" svg:width="0.001cm" svg:height="2.802cm" draw:transform="rotate (-3.14159265358979) translate (15.583cm 13.118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uppieren 22">
          <draw:custom-shape draw:name="Ellipse 26" draw:style-name="gr7" draw:text-style-name="P14" draw:layer="layout" svg:width="1.079cm" svg:height="1.138cm" svg:x="16.338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802cm" svg:x="16.892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34" draw:style-name="gr6" draw:text-style-name="P17" draw:layer="layout" svg:width="4.089cm" svg:height="1.013cm" svg:x="3.878cm" svg:y="11.243cm">
          <text:p text:style-name="P16"><text:span text:style-name="T9">Super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26" draw:style-name="gr10" draw:text-style-name="P14" draw:layer="layout" svg:width="1.083cm" svg:height="1.138cm" draw:transform="rotate (-0.587826892071691) translate (17.949cm 10.9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17.6cm" svg:y1="13cm" svg:x2="18.6cm" svg:y2="10.2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Grenzen klassischer Computer – Beispiel </text:span></text:p>
          </draw:text-box>
        </draw:frame>
        <draw:frame draw:name="Inhaltsplatzhalter 2" presentation:style-name="pr5" draw:text-style-name="P10" draw:layer="layout" svg:width="22.271cm" svg:height="11.618cm" svg:x="2.329cm" svg:y="5cm" presentation:class="outline" presentation:user-transformed="true">
          <draw:text-box>
            <text:p text:style-name="P9"><text:span text:style-name="T4">Reiseagentur:</text:span></text:p>
            <text:list text:style-name="L3">
              <text:list-item>
                <text:p text:style-name="P9"><text:span text:style-name="T13">Gruppe aus 3 Personen zu transportieren (A,B,C)</text:span></text:p>
              </text:list-item>
              <text:list-item>
                <text:p text:style-name="P9"><text:span text:style-name="T13">Gruppe soll auf zwei Taxis (0,1) aufgeteilt werden</text:span></text:p>
              </text:list-item>
              <text:list-item>
                <text:p text:style-name="P9"><text:span text:style-name="T13">A und B sind befreundet, A und C, B und C nicht</text:span></text:p>
              </text:list-item>
              <text:list-item>
                <text:p text:style-name="P9"><text:span text:style-name="T13">Bedingung: Maximiere Transport von befreundeten</text:span></text:p>
              </text:list-item>
              <text:list-item>
                <text:p text:style-name="P9"><text:span text:style-name="T13">Klassische CPU braucht 2</text:span><text:span text:style-name="T14">3</text:span><text:span text:style-name="T13"> Schritte, skaliert mit Anzahl der Personen </text:span><text:span text:style-name="T15">2</text:span><text:span text:style-name="T16">Personenzahl</text:span></text:p>
              </text:list-item>
              <text:list-item>
                <text:p text:style-name="P9"><text:span text:style-name="T13">Quantencomputer mit 3 Qbits benötigt 1 Schritt und benötigt auch bei einer höheren Personenzahl nur einen Rechenschritt 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standard" draw:layer="layout" svg:width="7.122cm" svg:height="9.665cm" svg:x="25.21cm" svg:y="6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A</text:p>
              </table:table-cell>
              <table:table-cell>
                <text:p text:style-name="P20">B</text:p>
              </table:table-cell>
              <table:table-cell>
                <text:p text:style-name="P20">C</text:p>
              </table:table-cell>
              <table:table-cell table:style-name="ce2">
                <text:p text:style-name="P21"><text:span text:style-name="T17">Score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3cm" svg:y="1.016cm" presentation:class="title" presentation:user-transformed="true">
          <draw:text-box>
            <text:p text:style-name="P7"><text:span text:style-name="T3">Problemklassen </text:span></text:p>
          </draw:text-box>
        </draw:frame>
        <draw:frame draw:name="Inhaltsplatzhalter 2" presentation:style-name="pr5" draw:text-style-name="P10" draw:layer="layout" svg:width="28.07cm" svg:height="11.618cm" svg:x="2.33cm" svg:y="5cm" presentation:class="outline" presentation:user-transformed="true">
          <draw:text-box>
            <text:p text:style-name="P9"><text:span text:style-name="T4">P-Probleme (Polynomialzeit):</text:span></text:p>
            <text:p text:style-name="P9"><text:span text:style-name="T13">Rechenzeit wächst proportional zur festen Potenz der Problemgrösse zB Ist eine Zahl eine Primzahl</text:span></text:p>
            <text:p text:style-name="P9"><text:span text:style-name="T15">NP-Probleme (nichtdeterministisch Polynomial):</text:span></text:p>
            <text:p text:style-name="P9"><text:span text:style-name="T18">Rechenzeit wächst exponentiell zB Travelling Salesman wächst exponentiell mit Anzahl der Städte. <text:s/>Überprüfung ist wieder in Polynomialzeit. </text:span><text:span text:style-name="T19">Quantencomputer können einige schnell lösen. </text:span><text:span text:style-name="T19">Evtl P == NP?!</text:span></text:p>
            <text:p text:style-name="P9"><text:span text:style-name="T4">PSPACE</text:span><text:span text:style-name="T19">:</text:span></text:p>
            <text:p text:style-name="P9"><text:span text:style-name="T19">Polynomial wachsender Speicher und exponentiell wachesende Rechenzeit. Schach und GO gehören dazu. Noch kein Akgorithmus für QC bekannt.</text:span></text:p>
            <text:p text:style-name="P9"><text:span text:style-name="T15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presentation:style-name="pr8" draw:layer="layout" svg:width="29.209cm" svg:height="3.681cm" svg:x="2.329cm" svg:y="1.015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11" draw:text-style-name="P22" draw:layer="layout" svg:width="2.2cm" svg:height="1.254cm" svg:x="9.4cm" svg:y="9.2cm">
              <draw:text-box>
                <text:p><text:span text:style-name="T20">|0&gt;</text:span></text:p>
                <text:p><text:span text:style-name="T20">(1,0)</text:span></text:p>
              </draw:text-box>
            </draw:frame>
            <draw:custom-shape draw:style-name="gr12" draw:text-style-name="P23" draw:layer="layout" svg:width="7.1cm" svg:height="7.002cm" svg:x="1.974cm" svg:y="6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8" draw:layer="layout" svg:x1="1.6cm" svg:y1="9.71cm" svg:x2="9.447cm" svg:y2="9.71cm">
              <text:p/>
            </draw:line>
            <draw:line draw:style-name="gr14" draw:text-style-name="P18" draw:layer="layout" svg:x1="5.524cm" svg:y1="5.82cm" svg:x2="5.524cm" svg:y2="13.6cm">
              <text:p/>
            </draw:line>
            <draw:line draw:style-name="gr15" draw:text-style-name="P18" draw:layer="layout" svg:x1="5.524cm" svg:y1="9.71cm" svg:x2="7.6cm" svg:y2="6.6cm">
              <text:p/>
            </draw:line>
            <draw:line draw:style-name="gr16" draw:text-style-name="P18" draw:layer="layout" svg:x1="7.4cm" svg:y1="6.8cm" svg:x2="7.4cm" svg:y2="10cm">
              <text:p/>
            </draw:line>
            <draw:line draw:style-name="gr16" draw:text-style-name="P18" draw:layer="layout" svg:x1="7.4cm" svg:y1="6.8cm" svg:x2="5.4cm" svg:y2="6.8cm">
              <text:p/>
            </draw:line>
            <draw:ellipse draw:style-name="gr17" draw:text-style-name="P24" draw:layer="layout" svg:width="1.869cm" svg:height="1.945cm" svg:x="4.558cm" svg:y="8.844cm" draw:kind="arc" draw:start-angle="0.13" draw:end-angle="57.09">
              <text:p/>
            </draw:ellipse>
            <draw:frame draw:style-name="gr11" draw:text-style-name="P22" draw:layer="layout" svg:width="3.363cm" svg:height="1.254cm" svg:x="4.4cm" svg:y="5.2cm">
              <draw:text-box>
                <text:p><text:span text:style-name="T20">|1&gt;</text:span></text:p>
                <text:p><text:span text:style-name="T20">(0,1)</text:span></text:p>
              </draw:text-box>
            </draw:frame>
            <draw:frame draw:style-name="gr18" draw:text-style-name="P25" draw:layer="layout" svg:width="1.121cm" svg:height="1cm" svg:x="5.679cm" svg:y="9.2cm">
              <draw:text-box>
                <text:p><text:span text:style-name="T21">Ѳ</text:span></text:p>
              </draw:text-box>
            </draw:frame>
            <draw:frame draw:style-name="gr19" draw:text-style-name="P22" draw:layer="layout" svg:width="1.495cm" svg:height="1.255cm" svg:x="6cm" svg:y="7.4cm">
              <draw:text-box>
                <text:p><text:span text:style-name="T20">r=1</text:span></text:p>
              </draw:text-box>
            </draw:frame>
            <draw:frame draw:style-name="gr11" draw:text-style-name="P22" draw:layer="layout" svg:width="2.8cm" svg:height="1.254cm" svg:x="7.6cm" svg:y="6.209cm">
              <draw:text-box>
                <text:p><text:span text:style-name="T20">(0.5, 0.866)</text:span></text:p>
              </draw:text-box>
            </draw:frame>
            <draw:frame draw:style-name="gr11" draw:text-style-name="P22" draw:layer="layout" svg:width="2.8cm" svg:height="1.254cm" svg:x="6.8cm" svg:y="9.746cm">
              <draw:text-box>
                <text:p><text:span text:style-name="T20">0.5</text:span></text:p>
              </draw:text-box>
            </draw:frame>
            <draw:frame draw:style-name="gr11" draw:text-style-name="P22" draw:layer="layout" svg:width="2.8cm" svg:height="1.254cm" svg:x="4.2cm" svg:y="6.6cm">
              <draw:text-box>
                <text:p><text:span text:style-name="T20">0.866</text:span></text:p>
              </draw:text-box>
            </draw:frame>
            <draw:frame draw:style-name="gr11" draw:text-style-name="P22" draw:layer="layout" svg:width="2.8cm" svg:height="1.254cm" svg:x="5cm" svg:y="9.71cm">
              <draw:text-box>
                <text:p><text:span text:style-name="T20">0</text:span></text:p>
              </draw:text-box>
            </draw:frame>
            <draw:frame draw:style-name="gr11" draw:text-style-name="P22" draw:layer="layout" svg:width="2.8cm" svg:height="1.254cm" svg:x="8.8cm" svg:y="9.71cm">
              <draw:text-box>
                <text:p><text:span text:style-name="T20">1</text:span></text:p>
              </draw:text-box>
            </draw:frame>
            <draw:frame draw:style-name="gr11" draw:text-style-name="P22" draw:layer="layout" svg:width="1.2cm" svg:height="1.254cm" svg:x="5.4cm" svg:y="6cm">
              <draw:text-box>
                <text:p><text:span text:style-name="T20">1</text:span></text:p>
              </draw:text-box>
            </draw:frame>
          </draw:g>
        </draw:g>
        <draw:frame draw:name="Inhaltsplatzhalter 2" presentation:style-name="pr5" draw:text-style-name="P10" draw:layer="layout" svg:width="18.4cm" svg:height="9.6cm" svg:x="12.8cm" svg:y="5.6cm" presentation:class="outline" presentation:user-transformed="true">
          <draw:text-box>
            <text:p text:style-name="P9"><text:span text:style-name="T13">Wenn ein Qbit gemessen wird, wird mit einer bestimmten Wahrscheinlichkeit </text:span><text:span text:style-name="T18">|0&gt; oder </text:span><text:span text:style-name="T13">|1&gt; gemessen.</text:span></text:p>
            <text:p text:style-name="P9"><text:span text:style-name="T13"/></text:p>
            <text:p text:style-name="P9"><text:span text:style-name="T18">Wahrscheinlicht für |a&gt; <text:s/>= |a|</text:span><text:span text:style-name="T22">2</text:span></text:p>
            <text:p text:style-name="P9"><text:span text:style-name="T18">Bedingung 1 = | |0&gt; |</text:span><text:span text:style-name="T22">2 </text:span><text:span text:style-name="T18">+ | |1&gt; |</text:span><text:span text:style-name="T22">2 </text:span></text:p>
            <text:p text:style-name="P9"><text:span text:style-name="T22"/></text:p>
            <text:p text:style-name="P9"><text:span text:style-name="T18">|0&gt; = |0.5|</text:span><text:span text:style-name="T22">2 </text:span><text:span text:style-name="T18">= 0.25 = 25%</text:span></text:p>
            <text:p text:style-name="P9"><text:span text:style-name="T18">|1&gt; = |0.866|</text:span><text:span text:style-name="T22">2 </text:span><text:span text:style-name="T18">= 0.75 = 75%</text:span></text:p>
            <text:p text:style-name="P9"><text:span text:style-name="T22"/></text:p>
            <text:p text:style-name="P9"><text:span text:style-name="T22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presentation:style-name="pr8" draw:layer="layout" svg:width="29.209cm" svg:height="3.681cm" svg:x="2.328cm" svg:y="1.014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20" draw:text-style-name="P26" draw:layer="layout" svg:width="4cm" svg:height="0.89cm" svg:x="2.6cm" svg:y="5.106cm">
              <draw:text-box>
                <text:p><text:span text:style-name="T9">|0&gt; = </text:span></text:p>
              </draw:text-box>
            </draw:frame>
            <draw:frame draw:style-name="gr21" draw:text-style-name="P27" draw:layer="layout" svg:width="1.266cm" svg:height="1.789cm" svg:x="4.457cm" svg:y="4.61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g>
            <draw:frame draw:style-name="gr20" draw:text-style-name="P26" draw:layer="layout" svg:width="4cm" svg:height="0.89cm" svg:x="8.6cm" svg:y="5.106cm">
              <draw:text-box>
                <text:p><text:span text:style-name="T9">|1&gt; = </text:span></text:p>
              </draw:text-box>
            </draw:frame>
            <draw:frame draw:style-name="gr21" draw:text-style-name="P27" draw:layer="layout" svg:width="1.266cm" svg:height="1.789cm" svg:x="10.457cm" svg:y="4.61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</draw:g>
        <draw:frame draw:style-name="gr22" draw:text-style-name="P29" draw:layer="layout" svg:width="25.2cm" svg:height="5.441cm" svg:x="2.6cm" svg:y="7.159cm">
          <draw:text-box>
            <text:p text:style-name="P28"><text:span text:style-name="T23">Zustand eines Qbits: <text:s/>|ᴪ&gt; = α|0&gt; + β|1&gt;</text:span></text:p>
            <text:p text:style-name="P28"><text:span text:style-name="T23"/></text:p>
            <text:p text:style-name="P28"><text:span text:style-name="T24">α, β sind komplexe Zahlen und sind die Wahrscheinlichkeitsamplitude </text:span></text:p>
            <text:p text:style-name="P28"><text:span text:style-name="T24">mit α = α</text:span><text:span text:style-name="T25">real</text:span><text:span text:style-name="T24"> + iα</text:span><text:span text:style-name="T25">imag</text:span><text:span text:style-name="T24"> und β = β</text:span><text:span text:style-name="T25">real</text:span><text:span text:style-name="T24"> + iβ</text:span><text:span text:style-name="T26">imag</text:span></text:p>
            <text:p text:style-name="P28"><text:span text:style-name="T23"/></text:p>
            <text:p text:style-name="P28"><text:span text:style-name="T24">Wahrscheinlichkeitsbedingung: 1</text:span><text:span text:style-name="T27">2</text:span><text:span text:style-name="T24"> = |α|</text:span><text:span text:style-name="T27">2</text:span><text:span text:style-name="T24"> + |β|</text:span><text:span text:style-name="T27">2 </text:span></text:p>
            <text:p text:style-name="P28"><text:span text:style-name="T24"/></text:p>
            <text:p text:style-name="P28"><text:span text:style-name="T24">Die Wahrscheinlichkeit den Zustand <text:s/>|0&gt; zu messen liegt bei <text:s/>|α|</text:span><text:span text:style-name="T27">2 </text:span><text:span text:style-name="T24">und |1&gt; bei |β|</text:span><text:span text:style-name="T27">2</text:span></text:p>
          </draw:text-box>
        </draw:frame>
        <draw:g>
          <draw:frame draw:style-name="gr23" draw:text-style-name="P22" draw:layer="layout" svg:width="1.8cm" svg:height="0.645cm" svg:x="6.4cm" svg:y="15.155cm">
            <draw:text-box>
              <text:p><text:span text:style-name="T20">Re</text:span></text:p>
            </draw:text-box>
          </draw:frame>
          <draw:frame draw:style-name="gr23" draw:text-style-name="P22" draw:layer="layout" svg:width="4.2cm" svg:height="0.645cm" svg:x="5.8cm" svg:y="13.755cm">
            <draw:text-box>
              <text:p><text:span text:style-name="T20">z=x+iy </text:span></text:p>
            </draw:text-box>
          </draw:frame>
          <draw:custom-shape draw:style-name="gr24" draw:text-style-name="P23" draw:layer="layout" svg:width="3.8cm" svg:height="3.6cm" svg:x="2.6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2.4cm" svg:y1="15.4cm" svg:x2="6.6cm" svg:y2="15.4cm">
            <text:p/>
          </draw:line>
          <draw:line draw:style-name="gr14" draw:text-style-name="P18" draw:layer="layout" svg:x1="4.5cm" svg:y1="13.4cm" svg:x2="4.5cm" svg:y2="17.4cm">
            <text:p/>
          </draw:line>
          <draw:line draw:style-name="gr15" draw:text-style-name="P18" draw:layer="layout" svg:x1="4.5cm" svg:y1="15.4cm" svg:x2="5.9cm" svg:y2="14cm">
            <text:p/>
          </draw:line>
          <draw:line draw:style-name="gr16" draw:text-style-name="P18" draw:layer="layout" svg:x1="5.8cm" svg:y1="14.2cm" svg:x2="5.8cm" svg:y2="15.4cm">
            <text:p/>
          </draw:line>
          <draw:line draw:style-name="gr16" draw:text-style-name="P18" draw:layer="layout" svg:x1="5.9cm" svg:y1="14cm" svg:x2="4.5cm" svg:y2="14cm">
            <text:p/>
          </draw:line>
          <draw:circle draw:style-name="gr17" draw:text-style-name="P24" draw:layer="layout" svg:width="1cm" svg:height="1cm" svg:x="4.2cm" svg:y="14.901cm" draw:kind="arc" draw:start-angle="0.13" draw:end-angle="57.09">
            <text:p/>
          </draw:circle>
          <draw:frame draw:style-name="gr18" draw:text-style-name="P22" draw:layer="layout" svg:width="1.4cm" svg:height="1cm" svg:x="4cm" svg:y="13.6cm">
            <draw:text-box>
              <text:p><text:span text:style-name="T20">iy</text:span></text:p>
            </draw:text-box>
          </draw:frame>
          <draw:frame draw:style-name="gr23" draw:text-style-name="P22" draw:layer="layout" svg:width="1.8cm" svg:height="0.645cm" svg:x="4.2cm" svg:y="12.955cm">
            <draw:text-box>
              <text:p><text:span text:style-name="T20">Im</text:span></text:p>
            </draw:text-box>
          </draw:frame>
          <draw:frame draw:style-name="gr23" draw:text-style-name="P22" draw:layer="layout" svg:width="0.8cm" svg:height="0.645cm" svg:x="5.5cm" svg:y="15.2cm">
            <draw:text-box>
              <text:p><text:span text:style-name="T20">x</text:span></text:p>
            </draw:text-box>
          </draw:frame>
          <draw:frame draw:style-name="gr23" draw:text-style-name="P25" draw:layer="layout" svg:width="0.6cm" svg:height="0.645cm" svg:x="4.5cm" svg:y="14.981cm">
            <draw:text-box>
              <text:p><text:span text:style-name="T21">Ѳ</text:span></text:p>
            </draw:text-box>
          </draw:frame>
          <draw:frame draw:style-name="gr23" draw:text-style-name="P22" draw:layer="layout" svg:width="0.8cm" svg:height="0.645cm" svg:x="4.8cm" svg:y="14.2cm">
            <draw:text-box>
              <text:p><text:span text:style-name="T20">r</text:span></text:p>
            </draw:text-box>
          </draw:frame>
        </draw:g>
        <draw:frame draw:style-name="gr25" draw:text-style-name="P30" draw:layer="layout" svg:width="10.4cm" svg:height="3.616cm" svg:x="10cm" svg:y="13.2cm">
          <draw:text-box>
            <text:p><text:span text:style-name="T28">x = r cos (</text:span><text:span text:style-name="T29">Ѳ</text:span><text:span text:style-name="T28">)</text:span></text:p>
            <text:p><text:span text:style-name="T28">iy = r sin (</text:span><text:span text:style-name="T29">Ѳ</text:span><text:span text:style-name="T28">)</text:span></text:p>
            <text:p><text:span text:style-name="T28"><text:s/></text:span></text:p>
            <text:p><text:span text:style-name="T28">r = </text:span><text:span text:style-name="T30">|</text:span><text:span text:style-name="T28">z</text:span><text:span text:style-name="T30">|</text:span><text:span text:style-name="T28"> =</text:span></text:p>
            <text:p><text:span text:style-name="T28"/></text:p>
            <text:p><text:span text:style-name="T28">z = x + iy = r ( cos (</text:span><text:span text:style-name="T29">Ѳ</text:span><text:span text:style-name="T28">) + i sin (</text:span><text:span text:style-name="T29">Ѳ</text:span><text:span text:style-name="T28">) ) = r e</text:span><text:span text:style-name="T31">i</text:span><text:span text:style-name="T32">Ѳ</text:span></text:p>
          </draw:text-box>
        </draw:frame>
        <draw:frame draw:style-name="gr21" draw:text-style-name="P24" draw:layer="layout" svg:width="1.855cm" svg:height="0.715cm" svg:x="12.2cm" svg:y="14.8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frame draw:style-name="gr26" draw:text-style-name="P31" draw:layer="layout" svg:width="11.75cm" svg:height="3.095cm" svg:x="17.368cm" svg:y="5.838cm">
          <draw:text-box>
            <text:p><text:span text:style-name="T33">- |</text:span><text:span text:style-name="T34">ᴪ</text:span><text:span text:style-name="T35">&gt; </text:span><text:span text:style-name="T36">Bezeichnet den Zustand des Qbits</text:span></text:p>
            <text:p><text:span text:style-name="T36"/></text:p>
            <text:p><text:span text:style-name="T36">- Radius ist 1</text:span></text:p>
            <text:p><text:span text:style-name="T36"/></text:p>
          </draw:text-box>
        </draw:frame>
        <draw:g>
          <draw:frame draw:style-name="gr27" draw:text-style-name="P32" draw:layer="layout" svg:width="2.6cm" svg:height="1.319cm" svg:x="8.4cm" svg:y="15.681cm">
            <draw:text-box>
              <text:p><text:span text:style-name="T37">-z = </text:span><text:span text:style-name="T38">|1&gt;</text:span></text:p>
            </draw:text-box>
          </draw:frame>
          <draw:custom-shape draw:style-name="gr28" draw:text-style-name="P23" draw:layer="layout" svg:width="10.6cm" svg:height="10cm" svg:x="3.6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3" draw:layer="layout" svg:width="10.6cm" svg:height="2.895cm" svg:x="3.6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8" draw:layer="layout" svg:x1="9cm" svg:y1="10.705cm" svg:x2="7.2cm" svg:y2="12.4cm">
            <text:p/>
          </draw:line>
          <draw:line draw:style-name="gr31" draw:text-style-name="P18" draw:layer="layout" svg:x1="14.2cm" svg:y1="10.905cm" svg:x2="9cm" svg:y2="10.705cm">
            <text:p/>
          </draw:line>
          <draw:line draw:style-name="gr30" draw:text-style-name="P18" draw:layer="layout" svg:x1="9cm" svg:y1="10.705cm" svg:x2="9cm" svg:y2="5.705cm">
            <text:p/>
          </draw:line>
          <draw:line draw:style-name="gr32" draw:text-style-name="P18" draw:layer="layout" svg:x1="9cm" svg:y1="10.705cm" svg:x2="11.2cm" svg:y2="8.505cm">
            <text:p/>
          </draw:line>
          <draw:line draw:style-name="gr33" draw:text-style-name="P18" draw:layer="layout" svg:x1="9cm" svg:y1="10.705cm" svg:x2="11.2cm" svg:y2="11.705cm">
            <text:p/>
          </draw:line>
          <draw:line draw:style-name="gr33" draw:text-style-name="P18" draw:layer="layout" svg:x1="11.2cm" svg:y1="8.505cm" svg:x2="11.2cm" svg:y2="11.705cm">
            <text:p/>
          </draw:line>
          <draw:line draw:style-name="gr33" draw:text-style-name="P18" draw:layer="layout" svg:x1="11.2cm" svg:y1="11.705cm" svg:x2="11.8cm" svg:y2="10.705cm">
            <text:p/>
          </draw:line>
          <draw:custom-shape draw:style-name="gr34" draw:text-style-name="P23" draw:layer="layout" svg:width="8.2cm" svg:height="2.295cm" svg:x="4.8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8" draw:layer="layout" svg:x1="9cm" svg:y1="10.705cm" svg:x2="9cm" svg:y2="15.705cm">
            <text:p/>
          </draw:line>
          <draw:ellipse draw:style-name="gr35" draw:text-style-name="P24" draw:layer="layout" svg:width="1.4cm" svg:height="0.6cm" svg:x="8.178cm" svg:y="10.505cm" draw:kind="arc" draw:start-angle="246.57" draw:end-angle="334.12">
            <text:p/>
          </draw:ellipse>
          <draw:frame draw:style-name="gr36" draw:text-style-name="P32" draw:layer="layout" svg:width="2.2cm" svg:height="0.823cm" svg:x="8.6cm" svg:y="4.6cm">
            <draw:text-box>
              <text:p><text:span text:style-name="T37">z = </text:span><text:span text:style-name="T38">|0&gt;</text:span></text:p>
            </draw:text-box>
          </draw:frame>
          <draw:frame draw:style-name="gr27" draw:text-style-name="P32" draw:layer="layout" svg:width="2.6cm" svg:height="1.319cm" svg:x="14.4cm" svg:y="10.505cm">
            <draw:text-box>
              <text:p><text:span text:style-name="T39">y</text:span></text:p>
            </draw:text-box>
          </draw:frame>
          <draw:frame draw:style-name="gr27" draw:text-style-name="P32" draw:layer="layout" svg:width="2.6cm" svg:height="1.319cm" svg:x="6.6cm" svg:y="12.386cm">
            <draw:text-box>
              <text:p><text:span text:style-name="T39">x</text:span></text:p>
            </draw:text-box>
          </draw:frame>
          <draw:frame draw:style-name="gr37" draw:text-style-name="P32" draw:layer="layout" svg:width="0.887cm" svg:height="0.806cm" svg:x="8.8cm" svg:y="9.505cm">
            <draw:text-box>
              <text:p><text:span text:style-name="T40">Ѳ</text:span></text:p>
            </draw:text-box>
          </draw:frame>
          <draw:frame draw:style-name="gr38" draw:text-style-name="P26" draw:layer="layout" svg:width="0.879cm" svg:height="0.806cm" svg:x="8.921cm" svg:y="10.936cm">
            <draw:text-box>
              <text:p><text:span text:style-name="T40">Ф</text:span></text:p>
            </draw:text-box>
          </draw:frame>
          <draw:frame draw:style-name="gr39" draw:text-style-name="P26" draw:layer="layout" svg:width="1.328cm" svg:height="0.823cm" svg:x="10.672cm" svg:y="7.505cm">
            <draw:text-box>
              <text:p><text:span text:style-name="T41">|</text:span><text:span text:style-name="T42">ᴪ</text:span><text:span text:style-name="T43">&gt;</text:span></text:p>
            </draw:text-box>
          </draw:frame>
          <draw:circle draw:style-name="gr35" draw:text-style-name="P24" draw:layer="layout" svg:width="1cm" svg:height="1cm" svg:x="8.575cm" svg:y="10.2cm" draw:kind="arc" draw:start-angle="49.42" draw:end-angle="95.39">
            <text:p/>
          </draw:circle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presentation:style-name="pr8" draw:layer="layout" svg:width="29.209cm" svg:height="3.681cm" svg:x="2.33cm" svg:y="1.016cm" presentation:class="title" presentation:user-transformed="true">
          <draw:text-box>
            <text:p><text:span text:style-name="T3">Quantengatter - H</text:span></text:p>
          </draw:text-box>
        </draw:frame>
        <draw:frame draw:style-name="gr11" draw:text-style-name="P22" draw:layer="layout" svg:width="2.2cm" svg:height="1.254cm" svg:x="9.4cm" svg:y="9.201cm">
          <draw:text-box>
            <text:p><text:span text:style-name="T20">|0&gt;</text:span></text:p>
            <text:p><text:span text:style-name="T20">(1,0)</text:span></text:p>
          </draw:text-box>
        </draw:frame>
        <draw:custom-shape draw:style-name="gr12" draw:text-style-name="P23" draw:layer="layout" svg:width="7.1cm" svg:height="7.002cm" svg:x="1.974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8" draw:layer="layout" svg:x1="1.6cm" svg:y1="9.711cm" svg:x2="9.447cm" svg:y2="9.711cm">
          <text:p/>
        </draw:line>
        <draw:line draw:style-name="gr14" draw:text-style-name="P18" draw:layer="layout" svg:x1="5.524cm" svg:y1="5.821cm" svg:x2="5.524cm" svg:y2="13.601cm">
          <text:p/>
        </draw:line>
        <draw:line draw:style-name="gr15" draw:text-style-name="P18" draw:layer="layout" svg:x1="5.524cm" svg:y1="9.711cm" svg:x2="7.6cm" svg:y2="6.601cm">
          <text:p/>
        </draw:line>
        <draw:line draw:style-name="gr16" draw:text-style-name="P18" draw:layer="layout" svg:x1="7.4cm" svg:y1="6.801cm" svg:x2="7.4cm" svg:y2="10.001cm">
          <text:p/>
        </draw:line>
        <draw:line draw:style-name="gr16" draw:text-style-name="P18" draw:layer="layout" svg:x1="7.4cm" svg:y1="6.801cm" svg:x2="5.4cm" svg:y2="6.801cm">
          <text:p/>
        </draw:line>
        <draw:frame draw:style-name="gr11" draw:text-style-name="P22" draw:layer="layout" svg:width="3.363cm" svg:height="1.254cm" svg:x="4.4cm" svg:y="5.201cm">
          <draw:text-box>
            <text:p><text:span text:style-name="T20">|1&gt;</text:span></text:p>
            <text:p><text:span text:style-name="T20">(0,1)</text:span></text:p>
          </draw:text-box>
        </draw:frame>
        <draw:frame draw:style-name="gr19" draw:text-style-name="P22" draw:layer="layout" svg:width="1.495cm" svg:height="1.255cm" svg:x="6cm" svg:y="7.401cm">
          <draw:text-box>
            <text:p><text:span text:style-name="T20">r=1</text:span></text:p>
          </draw:text-box>
        </draw:frame>
        <draw:frame draw:style-name="gr11" draw:text-style-name="P22" draw:layer="layout" svg:width="2.8cm" svg:height="1.254cm" svg:x="7.6cm" svg:y="6.21cm">
          <draw:text-box>
            <text:p><text:span text:style-name="T20">(0.5, 0.866)</text:span></text:p>
          </draw:text-box>
        </draw:frame>
        <draw:frame draw:style-name="gr11" draw:text-style-name="P22" draw:layer="layout" svg:width="2.8cm" svg:height="1.254cm" svg:x="6.8cm" svg:y="9.747cm">
          <draw:text-box>
            <text:p><text:span text:style-name="T20">0.5</text:span></text:p>
          </draw:text-box>
        </draw:frame>
        <draw:frame draw:style-name="gr11" draw:text-style-name="P22" draw:layer="layout" svg:width="2.8cm" svg:height="1.254cm" svg:x="4.2cm" svg:y="6.601cm">
          <draw:text-box>
            <text:p><text:span text:style-name="T20">0.866</text:span></text:p>
          </draw:text-box>
        </draw:frame>
        <draw:frame draw:style-name="gr11" draw:text-style-name="P22" draw:layer="layout" svg:width="2.8cm" svg:height="1.254cm" svg:x="5cm" svg:y="9.711cm">
          <draw:text-box>
            <text:p><text:span text:style-name="T20">0</text:span></text:p>
          </draw:text-box>
        </draw:frame>
        <draw:frame draw:style-name="gr11" draw:text-style-name="P22" draw:layer="layout" svg:width="2.8cm" svg:height="1.254cm" svg:x="8.8cm" svg:y="9.711cm">
          <draw:text-box>
            <text:p><text:span text:style-name="T20">1</text:span></text:p>
          </draw:text-box>
        </draw:frame>
        <draw:frame draw:style-name="gr11" draw:text-style-name="P22" draw:layer="layout" svg:width="1.2cm" svg:height="1.254cm" svg:x="5.4cm" svg:y="6.001cm">
          <draw:text-box>
            <text:p><text:span text:style-name="T20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1" svg:font-family="'Calibri Light'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4">04.11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4">04.11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77</meta:editing-cycles>
    <meta:creation-date>2019-10-10T11:00:02</meta:creation-date>
    <dc:date>2019-11-04T16:23:10.960000000</dc:date>
    <meta:editing-duration>PT5H1M2S</meta:editing-duration>
    <meta:generator>LibreOffice/6.3.1.2$Windows_x86 LibreOffice_project/b79626edf0065ac373bd1df5c28bd630b4424273</meta:generator>
    <meta:document-statistic meta:object-count="215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5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 + y^{2}} </annotation>
  </semantics>
</math>
</file>